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2f60" officeooo:paragraph-rsid="001c2f60"/>
    </style:style>
    <style:style style:name="P2" style:family="paragraph" style:parent-style-name="Standard">
      <style:paragraph-properties fo:text-align="justify" style:justify-single-word="false"/>
      <style:text-properties officeooo:rsid="000530a3" officeooo:paragraph-rsid="001c2f60"/>
    </style:style>
    <style:style style:name="P3" style:family="paragraph" style:parent-style-name="Standard">
      <style:paragraph-properties fo:text-align="justify" style:justify-single-word="false"/>
      <style:text-properties officeooo:rsid="000530a3" officeooo:paragraph-rsid="002430fb"/>
    </style:style>
    <style:style style:name="P4" style:family="paragraph" style:parent-style-name="Standard">
      <style:paragraph-properties fo:text-align="justify" style:justify-single-word="false"/>
      <style:text-properties officeooo:rsid="00071e9c" officeooo:paragraph-rsid="00212ff5"/>
    </style:style>
    <style:style style:name="P5" style:family="paragraph" style:parent-style-name="Standard">
      <style:paragraph-properties fo:text-align="justify" style:justify-single-word="false"/>
      <style:text-properties officeooo:rsid="00071e9c" officeooo:paragraph-rsid="002430fb"/>
    </style:style>
    <style:style style:name="P6" style:family="paragraph" style:parent-style-name="Standard">
      <style:paragraph-properties fo:text-align="justify" style:justify-single-word="false"/>
      <style:text-properties officeooo:rsid="00071e9c" officeooo:paragraph-rsid="0024f654"/>
    </style:style>
    <style:style style:name="P7" style:family="paragraph" style:parent-style-name="Standard">
      <style:text-properties fo:font-weight="bold" officeooo:rsid="001c2f60" officeooo:paragraph-rsid="001c2f60" style:font-weight-asian="bold" style:font-weight-complex="bold"/>
    </style:style>
    <style:style style:name="P8" style:family="paragraph" style:parent-style-name="Standard">
      <style:text-properties officeooo:rsid="000530a3" officeooo:paragraph-rsid="002430fb"/>
    </style:style>
    <style:style style:name="P9" style:family="paragraph" style:parent-style-name="Standard">
      <style:text-properties officeooo:rsid="002a7edb" officeooo:paragraph-rsid="002a7edb"/>
    </style:style>
    <style:style style:name="T1" style:family="text">
      <style:text-properties officeooo:rsid="00071476"/>
    </style:style>
    <style:style style:name="T2" style:family="text">
      <style:text-properties officeooo:rsid="000aa2e0"/>
    </style:style>
    <style:style style:name="T3" style:family="text">
      <style:text-properties officeooo:rsid="0011752e"/>
    </style:style>
    <style:style style:name="T4" style:family="text">
      <style:text-properties officeooo:rsid="001636d2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ntretien : Aspect technique</text:p>
      <text:p text:style-name="Title">16/02/2016</text:p>
      <text:p text:style-name="P1"/>
      <text:p text:style-name="P9"><text:span text:style-name="T5">Auteur : </text:span>Rod</text:p>
      <text:p text:style-name="P9"/>
      <text:h text:style-name="Heading_20_1" text:outline-level="1">Besoin</text:h>
      <text:p text:style-name="P7"/>
      <text:p text:style-name="P6">- <text:span text:style-name="T3">I</text:span>l souhaite pouvoir se charger et <text:span text:style-name="T2">accéder</text:span> à la partie administrative, pour effectuer les modifications nécessaires (WP semble <text:span text:style-name="T2">pertinent).</text:span> </text:p>
      <text:p text:style-name="P6"/>
      <text:p text:style-name="P8">- vidéos du colloque pourront éventuellement être mise en ligne ensuite.</text:p>
      <text:p text:style-name="P3"/>
      <text:p text:style-name="P6">- Le <text:span text:style-name="T2">client</text:span> précise aussi que la version multilingue du site doit être distincte, séparée : un accès distinct pour chaque langue.</text:p>
      <text:p text:style-name="P6"/>
      <text:p text:style-name="P6"/>
      <text:p text:style-name="P1"/>
      <text:h text:style-name="Heading_20_1" text:outline-level="1">Solutions contraintes / proposées par le client</text:h>
      <text:p text:style-name="P7"/>
      <text:p text:style-name="P2">- Site doit être responsive</text:p>
      <text:p text:style-name="P2"/>
      <text:p text:style-name="P2">- Dans la partie programme :</text:p>
      <text:p text:style-name="P2"/>
      <text:p text:style-name="P2"><text:tab/>- il doit être possible de cliquer sur le titre d'une communication pour en ouvrir le contenu <text:tab/>(résumé et nom intervenant)</text:p>
      <text:p text:style-name="P2"/>
      <text:p text:style-name="P2"><text:tab/>- Le client insiste que sur une même page, dans le programme, le <text:span text:style-name="T1">communiquant</text:span> et le <text:tab/>résumé doivent être accessible (par effet popup?)</text:p>
      <text:p text:style-name="P2"/>
      <text:p text:style-name="P4">- Nous sommes chargés de fournir au client l'hébergement et l'URL</text:p>
      <text:p text:style-name="P4"/>
      <text:p text:style-name="P4">- Nous devons choisir l'URL s'approchant au mieux du nom du site et selon disponibilité, le client propose : colloquedomestication.fr</text:p>
      <text:p text:style-name="P4"/>
      <text:p text:style-name="P4">- Une miniature de l'affiche doit aussi être présente sur la première page, être cliquable et renvoyer vers le programme en PDF</text:p>
      <text:p text:style-name="P4"/>
      <text:p text:style-name="P5">- <text:span text:style-name="T4">Un lien menant vers le site de chaque partenaire s'il existe devra être rendu accessible depuis leur logo.</text:span></text:p>
      <text:p text:style-name="P5"/>
      <text:p text:style-name="P5">- Aucun lien vers les réseaux sociaux n'est à ajouter.</text:p>
      <text:p text:style-name="P5"/>
      <text:h text:style-name="Heading_20_1" text:outline-level="1"><text:soft-page-break/>Remarques</text:h>
      <text:h text:style-name="Heading_20_1" text:outline-level="1"/>
      <text:p text:style-name="P1"/>
      <text:p text:style-name="P1"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5:37:30.714788290</meta:creation-date>
    <dc:date>2016-02-16T15:56:24.270820810</dc:date>
    <meta:editing-duration>PT10M53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2" meta:paragraph-count="19" meta:word-count="208" meta:character-count="1254" meta:non-whitespace-character-count="1060"/>
  </office:meta>
</office:document-meta>
</file>